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office:font-face-decls>
  <office:automatic-styles>
    <style:style style:name="P1" style:family="paragraph" style:parent-style-name="Standard">
      <style:paragraph-properties fo:text-align="end" style:justify-single-word="false"/>
      <style:text-properties style:language-asian="ko" style:country-asian="KR"/>
    </style:style>
    <style:style style:name="P2" style:family="paragraph" style:parent-style-name="Standard">
      <style:paragraph-properties fo:text-align="center" style:justify-single-word="false"/>
      <style:text-properties style:language-asian="ko" style:country-asian="KR"/>
    </style:style>
    <style:style style:name="P3" style:family="paragraph" style:parent-style-name="Standard">
      <style:paragraph-properties fo:text-align="start" style:justify-single-word="false"/>
      <style:text-properties style:language-asian="ko" style:country-asian="K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컴퓨터에 대한 맹신, 이제는 멈추어야 할 때.</text:p>
      <text:p text:style-name="P2"/>
      <text:p text:style-name="P1">영어영문학과</text:p>
      <text:p text:style-name="P1">14011941</text:p>
      <text:p text:style-name="P1">한아름</text:p>
      <text:p text:style-name="P3"/>
      <text:p text:style-name="P3"><text:s/>우선 컴퓨터에 대한 맹신, 그 문제점과 극복방안이라는 것이 이 과제의 주된 주제였지만 요즘 시대가 시대인 만큼 정치적인 관점으로 먼저 보게되었다. ‘더플랜’을 보기 전까지는 국가의 정세가 흔들리고 국가적으로 너무나 많은 사람들이 피해를 보고 상처를 입은 원인에 사람들의 잘못된 선택(투표)이 어느 정도 있었다고 생각했었다. 그러나 이 영상을 보고 난 후 이런 안일했던 내 생각을 했던 나 자신이 너무 후회되었다. 어떻게 이런 중요한 대선에서 조작된 프로그램을 아무 생각없이 믿고 다시 한번 확인조차 해보지 않은 사람들, 그리고 그 기계가 원망스러워졌다. 영상 안에서 조작을 해논 기계가 과연 투표수를 조작된 비율로 바꾸어 결과를 낼 수 있는지 국내, 국외 적으로 실험을 2번 했는데 마음속으로는 실험이 실패했으면 좋겠다고 계속 되뇌였지만 두번의 미니 실험 모두 다 인간이 기계에 심어놓은 조작된 수로 결과가 나왔다. 정말 실망적이였고, 내 한표, 우리의 한표 모두의 한표가 나라를 더 나은길로 바꿀 수 있을 거라고 믿고 투표했던 것들이 와르르 무너지는 느낌이였다. 영상 속 실험자들이 결과를 보고 울음을 참지 못했었는데 정말 왜 우는지 너무나도 잘 알것 같았고 나 역시 이 현실이 짜증스러웠다. 특히 선관위 직원이 손으로 다시 한번 확인하는 임무를 맡은 사람들이 다시 한번 수기로 확인을 하지 않아서 왜 하지 않냐고 해야한다고 물어봤을 때, 기계는 틀리지 않는다고 누군가 자기 뒷 차례 사람이 수기로 확인 하겠지 라고 말하면서 넘어가는 그 말을 보고 너무 화가 치밀어 올랐다. 내 개인적인 생각으로도 완벽한 기계는 없다고 생각한다. 아무리 컴퓨터가, 혹은 기계의 대부분이 사람이 할 수 있는 능력치보다 더 빠르고 많은 양을 쉬지 않고 할 수 있다고 해도 오류는 어느정도 있다고 생각해 왔다. 따라서 개표 당시 사람들은 무조건 손으로 다시한번 확인을 해봤어야 하는데, 사랑이라고 표현 할 수 있을 정도의 기계에 대한 믿음에 그 과정을 생략하고 그런 일들이 커져서 나라가 이 지경까지 왔다고 생각이 들었다. 이미 정부, 여당과 뒷거래를 마친 해커나 조작단들이 중앙의 컴퓨터에 프로그램을 심어놓았는데 그걸 무슨수로 시민들이 잡겠는가. 정말 믿고 싶지 않은 현실이지만 정치계는 언제나 부패한 점들이 조금씩은 있다고 생각한다. 우리는 이러한 점들을 매사 머리에 염두해 두고 개표할 당시에도 기계는 정확하겠지 라는 생각을 버리고 기계의 오류 확인 시 만큼은 인간의 양심과 손을 믿어야 한다고 생각한다. 정말 고치기 힘들고 남이 대신해서 잘못을 바로잡아 주기 힘든 부분이 바로 인간의 ‘양심’이라고 생각한다. 컴퓨터에 대한 맹신에서 벗어나기 위해 인간이 해야할 가장 중요한 생각은 기계는 항상 오류가 날 수 있다고 생각해야 한다는 것이지만, 근본적으로는 인간의 정신적인 부분을 고쳐야 한다고 생각한다. 18대 대선에서도 해커가 부패한 생각을 가지고 있지 않았더라면 투표 결과가 바뀔 수 있는 여지가 충분히 있다. 이미 그 조작단이 투표 결과 데이터를 후보 1에게 유리하도록 지정해놓고 나서 개표를 하면 그런 장장 10시간동안의 기나긴 개표과정은 왜 있어야 하는 것인가 너무 억울했다. 단지 누군가를 대통령의 자리로 미리 올려 놓고 나서 그 프로그램을 덮어쓰기만 하면 이런것을 과연 민주주의의 꽃 , 투표라고 하기에는 너무 비양심 적인 것 같다. 요즘 4차 산업혁명 시대에 접어 들면서 모든 분야에서 거의 기계가 사용되지 않는 부분이 없다고 말할 정도로 기계가 보편화 되어있고 어린 아이에서 부터 노인분들 까지 스마트폰을 사용할 수 있을 만큼 인간은 기계에 노출 되어있다. 이런 시대에서 인간들이 기계에 대한 의존도가 점점 높아질 수 밖에 없는 현실은 사실이다. 영화 ‘더플랜’에서 보여지는 조작된 투표 결과 뿐 아니라 우리 주변에서도 흔히 기계에 너무 의존해서 기억력이 실제로 쇠퇴하는 경우가 너무나도 많다. 나의 경우에서만 찾더라도, 가장 가까운 친구들이나 가족의 번호조차도 단축 번호 설정으<text:soft-page-break/>로 인해 기억이 안나는 경우가 꽤 많다. 그럴 때 마다 별로 대수롭지 않게 넘어가지만 이런 사사로운 일들이 앞으로 기계로 인해 더 크게 더 방범위 하게 일어난다면 결코 대수롭지 않은 것이 아니라고 생각한다. 인공지능이 이미 교수님들 방에 있는걸 많이 보았고, 텔레비전 광고에서도 수차례 보았다. 우리가 가장 익숙한 컴퓨터가 너무나 많은 데이터를 보유하고 있고 네이버나, 구글에 검색만 해도 수만, 수억개의 정보를 얻을 수 있기 때문에 우리는 컴퓨터가 인간보다 똑똑하고 정확하기 때문에 믿어도 된다고 생각하기 쉽상이다. 하지만 마치 더플랜에서 보여지는 개표 과정이나 결과가 정확하지 않고 조작된 것들이듯이 이러한 정보들이 정확하고 출처가 어디 이며, 믿을 만 한 것인지를 무조건 따져보고 습득해야한다. 이러한 과정들이 생략된 채로 막연하게 컴퓨터나 기계들의 결과치를 믿는다면 그것은 인간이 편리를 위해 만든 기계들에게 처음 의도와는 다르게 정복되는 것이다. 가끔 우리는 미래 이야기를 다루는 픽션 영화들 중에 기계나 로봇이 인간을 지배하는 내용을 보았다. 설마 이런일이 일어나겠어 라고 생각하면서 우리는 그 영화를 봐왔지만, 인간이 기계를 맹신하고 비판적인 시각없이 사용한다면 언제가는 실제로 그런 일이 생길 수도 있다고 생각한다. 인간이 기계를 믿는 만큼 우리의 뇌는 사용을 덜 하게 될 것이고 기계만 발전할 것이기 때문이다. 흔히 요즘 시대는 이공계를 전공으로 둔 사람들이 취직도 잘 되고 성공할 수 있는 길이 많다고들 한다. 그만큼 컴퓨터와 기계가 많은 부분을 차지 하고 있는 실정이라서 인문학도 들은 설 수 있는 길이 많이 줄어들었다고 하는데, 오히려 이런 시대일 수록 인문학을 전공한 사람들이 같이 일어서야지 기계에 대한 맹신도 줄 수 있다고 생각한다. 내가 인문학을 전공해서 이런식으로 생각하는 것이 아니라, 기계를 사용할 때 근본적으로 고려해야 할 점이 위에 언급했듯이 사람의 정신적인 부분에서 시작되야 한다고 생각하기 때문이다. 기계를 얼마만큼 믿고 따르고 얼마만큼 비판적인 시각에서 봐야 하는 지는 기계 자체가 아니라 바로 인간이 생각한 것에 따라 정해지고 사용되어 지는 것이다. 따라서 개개인이 정한 그 기준이 굉장히 중요한 것같다. 이렇게 주장을 해도 더플랜에서 어떤 국회의원이 말했듯이 ‘기계는 틀릴 수가 없다. 정확한 것이다’ 라고 생각하는 사람들도 분명히 있을 것이다. 하지만 18대 대선 개표의 참담한 결과를 보고도 과연 계속 그렇게 주장할 수 있을까 의문이 든다. 요즘 점점 10대 20대 학생들에게 정부에서 프로그래밍 교육의 중요성을 알려주면서 의무적으로 교육을 하는 등 기계의 사용법을 알려주는 범위가 급속하게 늘 고 있다. 하지만 이 때, 기계는 똑똑한 것이고 이렇게 편리한 것이다. 라고만 알려줄 것이 아니라 기계는 인간이 명령하는대로 작업을 하지만, 언제나 오류가 날 수 있는 것이 바로 기계이므로 인간이 다시 한번 직접적으로 확인해야 한다는 교육도 동시에 이루어 져야 컴퓨터에 대한 맹신에서 벗어날 수 있는 길을 터줄 수 있을 것 이다. </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바탕" fo:font-size="12pt" fo:language="en" fo:country="US" style:letter-kerning="true" style:font-name-asian="바탕1" style:font-size-asian="12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바탕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c방 </meta:initial-creator>
    <meta:creation-date>2017-04-30T17:33:54.35</meta:creation-date>
    <dc:date>2017-04-30T18:17:58.31</dc:date>
    <dc:creator>pc방 </dc:creator>
    <meta:editing-duration>PT00H44M00S</meta:editing-duration>
    <meta:editing-cycles>10</meta:editing-cycles>
    <meta:generator>OpenOffice.org/3.2$Win32 OpenOffice.org_project/320m18$Build-9502</meta:generator>
    <meta:document-statistic meta:table-count="0" meta:image-count="0" meta:object-count="0" meta:page-count="2" meta:paragraph-count="5" meta:word-count="959" meta:character-count="3490"/>
  </office:meta>
</office:document-meta>
</file>